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0213670" text:style-name="L1">
        <text:list-item>
          <text:p text:style-name="P1">GIT and GITHUB are used for version controlling and collaborative coding .</text:p>
        </text:list-item>
      </text:list>
      <text:p text:style-name="Standard"><text:s text:c="6"/>2. <text:s text:c="2"/>Git -diff &lt;filename&gt; is used to view the changes to the file from the previous commit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c </meta:initial-creator>
    <meta:creation-date>2013-10-14T08:35:53</meta:creation-date>
    <dc:date>2013-10-14T08:37:41</dc:date>
    <dc:creator>karthic </dc:creator>
    <meta:editing-duration>P0D</meta:editing-duration>
    <meta:editing-cycles>1</meta:editing-cycles>
    <meta:document-statistic meta:table-count="0" meta:image-count="0" meta:object-count="0" meta:page-count="1" meta:paragraph-count="2" meta:word-count="31" meta:character-count="100" meta:non-whitespace-character-count="138"/>
    <meta:generator>LibreOffice/3.5$Linux_X86_64 LibreOffice_project/350m1$Build-2</meta:generator>
  </office:meta>
</office:document-meta>
</file>